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3pt" fo:language="fr" fo:country="FR" officeooo:rsid="00174527" officeooo:paragraph-rsid="00174527" style:font-size-asian="13pt" style:font-size-complex="13pt"/>
    </style:style>
    <style:style style:name="P2" style:family="paragraph" style:parent-style-name="Standard">
      <style:paragraph-properties fo:text-align="start" style:justify-single-word="false"/>
      <style:text-properties fo:color="#000000" style:font-name="Liberation Serif" fo:font-size="13pt" fo:language="fr" fo:country="FR" officeooo:rsid="00174527" officeooo:paragraph-rsid="001e2c14" style:font-size-asian="13pt" style:font-size-complex="13pt"/>
    </style:style>
    <style:style style:name="P3" style:family="paragraph" style:parent-style-name="Standard">
      <style:paragraph-properties fo:text-align="start" style:justify-single-word="false"/>
      <style:text-properties fo:color="#000000" style:font-name="Liberation Serif" fo:font-size="13pt" fo:language="fr" fo:country="FR" officeooo:rsid="00193204" officeooo:paragraph-rsid="001e2c14" style:font-size-asian="13pt" style:font-size-complex="13pt"/>
    </style:style>
    <style:style style:name="P4"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193204" style:font-size-asian="13pt" style:font-weight-asian="bold" style:font-size-complex="13pt" style:font-weight-complex="bold"/>
    </style:style>
    <style:style style:name="P5" style:family="paragraph" style:parent-style-name="Standard">
      <style:paragraph-properties fo:text-align="start" style:justify-single-word="false"/>
      <style:text-properties fo:color="#000000" style:font-name="Liberation Serif" fo:font-size="13pt" fo:language="fr" fo:country="FR" fo:font-weight="bold" officeooo:rsid="00193204" officeooo:paragraph-rsid="0002bf0c"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000000" style:font-name="Liberation Serif" fo:font-size="13pt" fo:language="fr" fo:country="FR" officeooo:rsid="0002bf0c" officeooo:paragraph-rsid="0002bf0c" style:font-size-asian="11.3500003814697pt" style:font-size-complex="13pt"/>
    </style:style>
    <style:style style:name="P7" style:family="paragraph" style:parent-style-name="Standard">
      <style:paragraph-properties fo:text-align="start" style:justify-single-word="false"/>
      <style:text-properties fo:color="#000000" style:font-name="Liberation Serif" fo:font-size="12pt" fo:language="fr" fo:country="FR" officeooo:rsid="0002bf0c" officeooo:paragraph-rsid="0002bf0c"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fo:language="fr" fo:country="FR" style:font-size-asian="12pt" style:font-size-complex="12pt"/>
    </style:style>
    <style:style style:name="P9" style:family="paragraph" style:parent-style-name="Standard">
      <style:paragraph-properties fo:text-align="start" style:justify-single-word="false"/>
      <style:text-properties fo:color="#000000" style:font-name="Liberation Serif" fo:font-size="12pt" fo:language="fr" fo:country="FR" officeooo:paragraph-rsid="00059bd9"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fo:language="fr" fo:country="FR" officeooo:paragraph-rsid="000f9aa2"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fo:language="fr" fo:country="FR" officeooo:rsid="00197182" officeooo:paragraph-rsid="00197182" style:font-size-asian="12pt" style:font-size-complex="12pt"/>
    </style:style>
    <style:style style:name="P12" style:family="paragraph" style:parent-style-name="Standard">
      <style:paragraph-properties fo:text-align="start" style:justify-single-word="false"/>
      <style:text-properties fo:font-size="12pt" fo:language="fr" fo:country="FR" officeooo:paragraph-rsid="0041950e" style:font-size-asian="12pt" style:font-size-complex="12pt"/>
    </style:style>
    <style:style style:name="P13" style:family="paragraph" style:parent-style-name="Standard">
      <style:paragraph-properties fo:text-align="start" style:justify-single-word="false"/>
      <style:text-properties fo:font-size="12pt" fo:language="fr" fo:country="FR" officeooo:paragraph-rsid="003ec2ec" style:font-size-asian="12pt" style:font-size-complex="12pt"/>
    </style:style>
    <style:style style:name="P14" style:family="paragraph" style:parent-style-name="Standard">
      <style:paragraph-properties fo:text-align="start" style:justify-single-word="false"/>
      <style:text-properties style:font-name="Liberation Serif" fo:font-size="12pt" fo:language="fr" fo:country="FR" officeooo:paragraph-rsid="00148b17" style:font-size-asian="12pt" style:font-size-complex="12pt"/>
    </style:style>
    <style:style style:name="P15" style:family="paragraph" style:parent-style-name="Standard">
      <style:paragraph-properties fo:text-align="start" style:justify-single-word="false"/>
      <style:text-properties fo:font-size="13pt" officeooo:paragraph-rsid="00193204" style:font-size-asian="13pt" style:font-size-complex="13pt"/>
    </style:style>
    <style:style style:name="P16" style:family="paragraph" style:parent-style-name="Standard">
      <style:paragraph-properties fo:margin-left="0cm" fo:margin-right="0cm" fo:text-align="start" style:justify-single-word="false" fo:text-indent="0cm" style:auto-text-indent="false"/>
      <style:text-properties fo:color="#000000" style:font-name="Liberation Serif" fo:font-size="12pt" fo:language="fr" fo:country="FR" officeooo:rsid="0002bf0c" officeooo:paragraph-rsid="0002bf0c"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fo:language="fr" fo:country="FR" officeooo:paragraph-rsid="003ec2ec" style:font-size-asian="12pt" style:font-size-complex="12pt"/>
    </style:style>
    <style:style style:name="T1" style:family="text">
      <style:text-properties officeooo:rsid="000f9aa2"/>
    </style:style>
    <style:style style:name="T2" style:family="text">
      <style:text-properties fo:color="#000000"/>
    </style:style>
    <style:style style:name="T3" style:family="text">
      <style:text-properties fo:color="#000000" officeooo:rsid="000c5cea"/>
    </style:style>
    <style:style style:name="T4" style:family="text">
      <style:text-properties fo:color="#000000" officeooo:rsid="000bf35f"/>
    </style:style>
    <style:style style:name="T5" style:family="text">
      <style:text-properties fo:color="#000000" officeooo:rsid="00118e24"/>
    </style:style>
    <style:style style:name="T6" style:family="text">
      <style:text-properties fo:color="#000000" officeooo:rsid="00059bd9"/>
    </style:style>
    <style:style style:name="T7" style:family="text">
      <style:text-properties fo:color="#000000" officeooo:rsid="00088cbb"/>
    </style:style>
    <style:style style:name="T8" style:family="text">
      <style:text-properties fo:color="#000000" style:font-name="Liberation Serif"/>
    </style:style>
    <style:style style:name="T9" style:family="text">
      <style:text-properties fo:color="#000000" style:font-name="Liberation Serif" officeooo:rsid="0037f61c"/>
    </style:style>
    <style:style style:name="T10" style:family="text">
      <style:text-properties fo:color="#000000" style:font-name="Liberation Serif" officeooo:rsid="00366e1d"/>
    </style:style>
    <style:style style:name="T11" style:family="text">
      <style:text-properties fo:color="#000000" style:font-name="Liberation Serif" officeooo:rsid="003ec2ec"/>
    </style:style>
    <style:style style:name="T12" style:family="text">
      <style:text-properties fo:color="#000000" style:font-name="Liberation Serif" officeooo:rsid="0040a528"/>
    </style:style>
    <style:style style:name="T13" style:family="text">
      <style:text-properties fo:color="#000000" style:font-name="Liberation Serif" officeooo:rsid="0041866c"/>
    </style:style>
    <style:style style:name="T14" style:family="text">
      <style:text-properties fo:color="#000000" style:font-name="Liberation Serif" officeooo:rsid="00413f4f"/>
    </style:style>
    <style:style style:name="T15" style:family="text">
      <style:text-properties fo:color="#000000" style:font-name="Liberation Serif" style:text-underline-style="none" officeooo:rsid="00463d6b" style:font-name-asian="Times New Roman" style:font-name-complex="Times New Roman"/>
    </style:style>
    <style:style style:name="T16" style:family="text">
      <style:text-properties fo:color="#000000" style:font-name="Liberation Serif" style:text-underline-style="none" officeooo:rsid="0041866c" style:font-name-asian="Times New Roman" style:font-name-complex="Times New Roman"/>
    </style:style>
    <style:style style:name="T17" style:family="text">
      <style:text-properties fo:color="#000000" style:font-name="Liberation Serif" style:text-underline-style="none" officeooo:rsid="0043a136" style:font-name-asian="Times New Roman" style:font-name-complex="Times New Roman"/>
    </style:style>
    <style:style style:name="T18" style:family="text">
      <style:text-properties fo:color="#000000" style:font-name="Liberation Serif" officeooo:rsid="00292aab"/>
    </style:style>
    <style:style style:name="T19" style:family="text">
      <style:text-properties fo:color="#000000" style:font-name="Liberation Serif" officeooo:rsid="0021d0b7"/>
    </style:style>
    <style:style style:name="T20" style:family="text">
      <style:text-properties fo:color="#000000" style:font-name="Liberation Serif" officeooo:rsid="000482e4"/>
    </style:style>
    <style:style style:name="T21" style:family="text">
      <style:text-properties fo:color="#000000" style:font-name="Liberation Serif" fo:language="fr" fo:country="FR" officeooo:rsid="00193204"/>
    </style:style>
    <style:style style:name="T22" style:family="text">
      <style:text-properties fo:color="#000000" style:font-name="Liberation Serif" fo:language="fr" fo:country="FR" officeooo:rsid="00312722"/>
    </style:style>
    <style:style style:name="T23" style:family="text">
      <style:text-properties fo:color="#000000" style:font-name="Liberation Serif" fo:language="fr" fo:country="FR" officeooo:rsid="00454249"/>
    </style:style>
    <style:style style:name="T24" style:family="text">
      <style:text-properties officeooo:rsid="001d5c6d"/>
    </style:style>
    <style:style style:name="T25" style:family="text">
      <style:text-properties officeooo:rsid="002a851f"/>
    </style:style>
    <style:style style:name="T26" style:family="text">
      <style:text-properties officeooo:rsid="00059bd9"/>
    </style:style>
    <style:style style:name="T27" style:family="text">
      <style:text-properties officeooo:rsid="000c5cea"/>
    </style:style>
    <style:style style:name="T28" style:family="text">
      <style:text-properties officeooo:rsid="00110c5c"/>
    </style:style>
    <style:style style:name="T29" style:family="text">
      <style:text-properties officeooo:rsid="002edaf7"/>
    </style:style>
    <style:style style:name="T30" style:family="text">
      <style:text-properties officeooo:rsid="00312722"/>
    </style:style>
    <style:style style:name="T31" style:family="text">
      <style:text-properties officeooo:rsid="00314494"/>
    </style:style>
    <style:style style:name="T32" style:family="text">
      <style:text-properties officeooo:rsid="004542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LIANO Pierluigi</text:p>
      <text:p text:style-name="P2">69 Rue du Docteur Escat, </text:p>
      <text:p text:style-name="P2">13006 Marseille</text:p>
      <text:p text:style-name="P15"><text:span text:style-name="T21"><text:tab/><text:tab/><text:tab/><text:tab/><text:tab/><text:tab/><text:tab/><text:tab/><text:tab/></text:span><text:span text:style-name="T23">Cours Galien Marseille</text:span></text:p>
      <text:p text:style-name="P3"><text:tab/><text:tab/><text:tab/><text:tab/><text:tab/><text:tab/><text:tab/><text:tab/><text:tab/><text:span text:style-name="T32">257 Rue Saint-Pierre</text:span>, </text:p>
      <text:p text:style-name="P3"><text:tab/><text:tab/><text:tab/><text:tab/><text:tab/><text:tab/><text:tab/><text:tab/><text:tab/><text:span text:style-name="T32">13005 Marseille</text:span></text:p>
      <text:p text:style-name="P5"/>
      <text:p text:style-name="P5"/>
      <text:p text:style-name="P4">Objet : Lettre de motivation p<text:span text:style-name="T24">ou</text:span>r le poste d’<text:span text:style-name="T31">enseignant Physique</text:span></text:p>
      <text:p text:style-name="P6"/>
      <text:p text:style-name="P16">Votre <text:span text:style-name="T25">établissement</text:span> étant actuellement à la recherche d'un <text:span text:style-name="T31">enseignant en</text:span> <text:span text:style-name="T29">P</text:span>hysique, permettez-moi de vous soumettre ma candidature.</text:p>
      <text:p text:style-name="P7"/>
      <text:p text:style-name="P7">Depuis Septembre 2019, je suis enseignant en Mathématiques pour le BTS Opticien Lunetier chez l’ISO de Marseille et je suis formateur occasionnel en Physique, Technologie et Sciences de l’Ingénieur pour la PREPA PTSI chez l’IPSA de Marseille. En effet, je suis un physicien théorique spécialisé en modélisation analytique et numérique, calcul en parallèle et analyse de données dans le domaine de la fusion thermonucléaire.</text:p>
      <text:p text:style-name="P7"><text:s/></text:p>
      <text:p text:style-name="P12"><text:span text:style-name="T8">J’</text:span><text:span text:style-name="T9">ai obtenu mon</text:span><text:span text:style-name="T8"> diplôme de doctorat </text:span><text:span text:style-name="T10">en Physique à l’Université de Bayreuth en Allemagne avec une thèse intitulée “</text:span><text:span text:style-name="T11">A study on the ion temperature gradient driven turbulence </text:span><text:span text:style-name="T12">transport </text:span><text:span text:style-name="T11"><text:s/>in tokamak plasmas</text:span><text:span text:style-name="T10">”. </text:span><text:span text:style-name="T13">P</text:span><text:span text:style-name="T10">endant </text:span><text:span text:style-name="T13">mon</text:span><text:span text:style-name="T10"> doctorat, un pourcentage important de mon temps a été consacré au soutien pédagogique. Toutes mes contributions se sont déroulées en anglais. </text:span><text:span text:style-name="T13">J</text:span><text:span text:style-name="T10">'étais chargé </text:span><text:span text:style-name="T13">des </text:span><text:span text:style-name="T14">TD, évaluation des examens </text:span><text:span text:style-name="T15">et </text:span><text:span text:style-name="T17">des </text:span><text:span text:style-name="T15">annexes aux cours du professeur </text:span><text:span text:style-name="T16">en </text:span><text:span text:style-name="T15">mécanique newtonienne, mécanique des milieux continus, électrodynamique et mécanique quantique</text:span><text:span text:style-name="T10">. </text:span><text:span text:style-name="T8">En décembre 2017, j'ai terminé un contrat de post-doctorat de deux ans et demi à l'</text:span><text:span text:style-name="T18">U</text:span><text:span text:style-name="T8">niversité d'Aix-Marseille. </text:span></text:p>
      <text:p text:style-name="P17"/>
      <text:p text:style-name="P13"><text:span text:style-name="T8">Tout au long de ma carrière en tant que chercheur, j'ai donné des cours et suivi des stages et des thèses d'étudiants</text:span>. <text:span text:style-name="T8">En </text:span><text:span text:style-name="T18">effet</text:span><text:span text:style-name="T8">, c'est la partie de mon travail qui m'a fait sentir le plus épanouie. </text:span><text:span text:style-name="T19">P</text:span><text:span text:style-name="T8">our cette raison, j’ai décidé d’abandonner le </text:span><text:span text:style-name="T20">monde de la</text:span><text:span text:style-name="T8"> recherche et de me consacrer totalement à l’enseignement.</text:span></text:p>
      <text:p text:style-name="P8"/>
      <text:p text:style-name="P14"><text:span text:style-name="T2">Au cours de ma carrière, </text:span><text:span text:style-name="T4">j</text:span><text:span text:style-name="T2">'ai pu acquérir plusieurs compétences dans le domaine de l'enseignement, et je pense avoir construit une bonne expérience qui s'est manifestée dans les bon rés</text:span><text:span text:style-name="T3">u</text:span><text:span text:style-name="T2">ltats de mes élèves. Je suis patient et rigoureux. J'ai une bonne capacité d'adaptation et d'écoute </text:span><text:span text:style-name="T5">et je suis </text:span><text:span text:style-name="T2">capable de comprendre les besoins des </text:span><text:span text:style-name="T6">élèves et de </text:span><text:span text:style-name="T3">l’établissement.</text:span><text:span text:style-name="T6"> Ma passion pour le métier m'amène à montrer une autorité naturelle qui se manifeste dans la rigueur et l'assiduité avec lesquelles les étudiants suivent mes cours. </text:span><text:span text:style-name="T26">J'identifie mon succès comme étant capable de </text:span><text:span text:style-name="T6">capter l’attention de </text:span><text:span text:style-name="T7">mes</text:span><text:span text:style-name="T6"> élèves et </text:span><text:span text:style-name="T7">m</text:span><text:span text:style-name="T6">’adapter aux différents niveaux de ces derniers. Je trouve </text:span><text:span text:style-name="T7">donc </text:span><text:span text:style-name="T6">ma satisfaction dans le développement et l'amélioration de mes compétences pédagogiques et je suis toujours passionné par le défi quotidien de devoir les tester en classe.</text:span></text:p>
      <text:p text:style-name="P9"/>
      <text:p text:style-name="P10">J'ai maintenant pour objectif de pouvoir mettre mes compétences à disposition d'un <text:span text:style-name="T27">établissement</text:span> d<text:span text:style-name="T28">e</text:span> niveau adéquat <text:span text:style-name="T28">à</text:span> ma préparation et mes connaissances. <text:span text:style-name="T25">Étant</text:span> donné ma situation et mon dossier, je pense que <text:span text:style-name="T1">vous</text:span> <text:span text:style-name="T1">pouvez </text:span>m'offrir cette possibilité. </text:p>
      <text:p text:style-name="P10"/>
      <text:p text:style-name="P11">Restant à votre disposition pour toute information complémentaire, je suis disponible pour vous rencontrer lors d’un entretien à votre convenance.</text:p>
      <text:p text:style-name="P11"/>
      <text:p text:style-name="P11">Veuillez agréer, Madame, Monsieur, l’expression de mes sincères sal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9:54:49.872611633</meta:creation-date>
    <dc:date>2020-02-29T12:06:41.098915687</dc:date>
    <meta:editing-duration>PT2H39M39S</meta:editing-duration>
    <meta:editing-cycles>54</meta:editing-cycles>
    <meta:generator>LibreOffice/6.0.7.3$Linux_X86_64 LibreOffice_project/00m0$Build-3</meta:generator>
    <meta:document-statistic meta:table-count="0" meta:image-count="0" meta:object-count="0" meta:page-count="1" meta:paragraph-count="16" meta:word-count="458" meta:character-count="3046" meta:non-whitespace-character-count="2570"/>
  </office:meta>
</office:document-meta>
</file>